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F000000E1A857EAA9B6932C1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Arial5" svg:font-family="Arial"/>
    <style:font-face style:name="Wingdings" svg:font-family="Wingdings"/>
    <style:font-face style:name="Arial1" svg:font-family="Arial" style:font-family-generic="modern"/>
    <style:font-face style:name="Courier" svg:font-family="Courier" style:font-family-generic="modern"/>
    <style:font-face style:name="Arial3" svg:font-family="Arial" style:font-family-generic="swiss"/>
    <style:font-face style:name="Tahoma" svg:font-family="Tahoma" style:font-family-generic="swiss"/>
    <style:font-face style:name="Courier2" svg:font-family="Courier" style:font-family-generic="modern" style:font-pitch="fixed"/>
    <style:font-face style:name="MS PGothic2" svg:font-family="'MS PGothic'" style:font-family-generic="modern" style:font-pitch="fixed"/>
    <style:font-face style:name="DejaVu Sans2" svg:font-family="'DejaVu Sans'" style:font-family-generic="system" style:font-pitch="fixed"/>
    <style:font-face style:name="MS PGothic3" svg:font-family="'MS PGothic'" style:font-family-generic="system" style:font-pitch="fixed"/>
    <style:font-face style:name="+mn-cs1" svg:font-family="+mn-cs" style:font-pitch="variable"/>
    <style:font-face style:name="Arial2" svg:font-family="Arial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Tahoma3" svg:font-family="Tahoma" style:font-pitch="variable"/>
    <style:font-face style:name="Wingdings1" svg:font-family="Wingdings" style:font-pitch="variable"/>
    <style:font-face style:name="Courier1" svg:font-family="Courier" style:font-family-generic="modern" style:font-pitch="variable"/>
    <style:font-face style:name="DejaVu Sans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Liberation Sans2" svg:font-family="'Liberation Sans'" style:font-family-generic="modern" style:font-pitch="variable"/>
    <style:font-face style:name="MS PGothic" svg:font-family="'MS PGothic'" style:font-family-generic="modern" style:font-pitch="variable"/>
    <style:font-face style:name="Unifont1" svg:font-family="Unifont" style:font-family-generic="modern" style:font-pitch="variable"/>
    <style:font-face style:name="Arial4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1" svg:font-family="'MS PGothi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style:shrink-to-fit="false" fo:min-height="0.797cm" fo:min-width="0.547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056cm" fo:margin-bottom="0cm" fo:line-height="90%" fo:text-align="start" fo:text-indent="0cm" style:punctuation-wrap="hanging" style:writing-mode="lr-tb"/>
    </style:style>
    <style:style style:name="P13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1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15" style:family="paragraph">
      <style:paragraph-properties fo:margin-top="0.113cm" fo:margin-bottom="0cm" fo:line-height="100%" fo:text-align="start" style:punctuation-wrap="hanging" style:writing-mode="lr-tb"/>
    </style:style>
    <style:style style:name="P16" style:family="paragraph">
      <loext:graphic-properties draw:fill="none"/>
      <style:paragraph-properties fo:margin-top="0.113cm" fo:margin-bottom="0cm" fo:line-height="100%" fo:text-align="start" style:punctuation-wrap="hanging" style:writing-mode="lr-tb" style:font-independent-line-spacing="true"/>
      <style:text-properties fo:font-size="24pt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2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2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5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25% 58%" style:font-name="Tahoma1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Kritische Abschnitte als Petrinetz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1)</text:span></text:p>
          </draw:text-box>
        </draw:frame>
        <draw:frame draw:name="Rectangle 36" presentation:style-name="pr5" draw:text-style-name="P1" draw:layer="layout" svg:width="21.6cm" svg:height="4.4cm" svg:x="2cm" svg:y="13.6cm" presentation:class="outline" presentation:user-transformed="true">
          <draw:text-box>
            <text:list text:style-name="L3">
              <text:list-item>
                <text:p text:style-name="P12"><text:span text:style-name="T9">S</text:span><text:span text:style-name="T10">12</text:span><text:span text:style-name="T9"> und S</text:span><text:span text:style-name="T10">22</text:span><text:span text:style-name="T9"> stellen die kritischen Abschnitte zweier Prozesse dar, S</text:span><text:span text:style-name="T10">11</text:span><text:span text:style-name="T9"> und S</text:span><text:span text:style-name="T10">21</text:span><text:span text:style-name="T9"> sind unkritisch</text:span></text:p>
              </text:list-item>
              <text:list-item>
                <text:p text:style-name="P12"><text:span text:style-name="T9">Über die Stelle S</text:span><text:span text:style-name="T10">0</text:span><text:span text:style-name="T9"> wird der gegenseitige Ausschluss realisiert (S</text:span><text:span text:style-name="T10">0</text:span><text:span text:style-name="T9"> enthält maximal eine Marke)</text:span></text:p>
              </text:list-item>
              <text:list-item>
                <text:p text:style-name="P12"><text:span text:style-name="T11">(für Erklärung dieses Petrinetzes siehe auch Seiten 5-10 in </text:span><text:span text:style-name="T11"><text:a xlink:href="https://www.uni-oldenburg.de/fileadmin/user_upload/informatik/ag/parsys/ba_candrowicz_forschungsseminar.pdf" xlink:type="simple">https://www.uni-oldenburg.de/fileadmin/user_upload/informatik/ag/parsys/ba_candrowicz_forschungsseminar.pdf</text:a></text:span><text:span text:style-name="T11">)</text:span><text:span text:style-name="T10"> </text:span></text:p>
              </text:list-item>
            </text:list>
          </draw:text-box>
        </draw:frame>
        <draw:g>
          <draw:custom-shape draw:name="Oval 4" draw:style-name="gr6" draw:text-style-name="P1" draw:layer="layout" svg:width="1.481cm" svg:height="1.481cm" svg:x="6.985cm" svg:y="8.6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6" draw:text-style-name="P1" draw:layer="layout" svg:width="1.481cm" svg:height="1.481cm" svg:x="17.357cm" svg:y="8.6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7" draw:text-style-name="P1" draw:layer="layout" svg:x1="6.773cm" svg:y1="6.984cm" svg:x2="8.466cm" svg:y2="6.984cm">
            <text:p/>
          </draw:line>
          <draw:line draw:name="Line 7" draw:style-name="gr7" draw:text-style-name="P1" draw:layer="layout" svg:x1="6.773cm" svg:y1="11.853cm" svg:x2="8.466cm" svg:y2="11.853cm">
            <text:p/>
          </draw:line>
          <draw:line draw:name="Line 8" draw:style-name="gr7" draw:text-style-name="P1" draw:layer="layout" svg:x1="17.145cm" svg:y1="6.984cm" svg:x2="18.838cm" svg:y2="6.984cm">
            <text:p/>
          </draw:line>
          <draw:line draw:name="Line 9" draw:style-name="gr7" draw:text-style-name="P1" draw:layer="layout" svg:x1="17.145cm" svg:y1="11.853cm" svg:x2="18.838cm" svg:y2="11.853cm">
            <text:p/>
          </draw:line>
          <draw:custom-shape draw:name="Oval 10" draw:style-name="gr8" draw:text-style-name="P13" draw:layer="layout" svg:width="0.211cm" svg:height="0.211cm" svg:x="4.657cm" svg:y="9.22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8" draw:text-style-name="P13" draw:layer="layout" svg:width="0.211cm" svg:height="0.211cm" svg:x="20.743cm" svg:y="9.22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9" draw:text-style-name="P1" draw:layer="layout" svg:x1="7.62cm" svg:y1="6.984cm" svg:x2="7.62cm" svg:y2="8.678cm">
            <text:p/>
          </draw:line>
          <draw:line draw:name="Line 13" draw:style-name="gr9" draw:text-style-name="P1" draw:layer="layout" svg:x1="17.991cm" svg:y1="6.984cm" svg:x2="17.991cm" svg:y2="8.678cm">
            <text:p/>
          </draw:line>
          <draw:line draw:name="Line 14" draw:style-name="gr9" draw:text-style-name="P1" draw:layer="layout" svg:x1="7.62cm" svg:y1="10.159cm" svg:x2="7.62cm" svg:y2="11.853cm">
            <text:p/>
          </draw:line>
          <draw:line draw:name="Line 15" draw:style-name="gr7" draw:text-style-name="P1" draw:layer="layout" svg:x1="7.62cm" svg:y1="11.853cm" svg:x2="7.62cm" svg:y2="12.823cm">
            <text:p/>
          </draw:line>
          <draw:line draw:name="Line 16" draw:style-name="gr7" draw:text-style-name="P1" draw:layer="layout" svg:x1="4.868cm" svg:y1="12.823cm" svg:x2="7.62cm" svg:y2="12.823cm">
            <text:p/>
          </draw:line>
          <draw:line draw:name="Line 17" draw:style-name="gr7" draw:text-style-name="P1" draw:layer="layout" svg:x1="4.868cm" svg:y1="8.59cm" svg:x2="4.868cm" svg:y2="4.991cm">
            <text:p/>
          </draw:line>
          <draw:line draw:name="Line 18" draw:style-name="gr9" draw:text-style-name="P1" draw:layer="layout" svg:x1="7.62cm" svg:y1="4.991cm" svg:x2="7.62cm" svg:y2="6.896cm">
            <text:p/>
          </draw:line>
          <draw:line draw:name="Line 19" draw:style-name="gr7" draw:text-style-name="P1" draw:layer="layout" svg:x1="20.743cm" svg:y1="8.59cm" svg:x2="20.743cm" svg:y2="4.78cm">
            <text:p/>
          </draw:line>
          <draw:line draw:name="Line 20" draw:style-name="gr9" draw:text-style-name="P1" draw:layer="layout" svg:x1="17.991cm" svg:y1="10.159cm" svg:x2="17.991cm" svg:y2="11.853cm">
            <text:p/>
          </draw:line>
          <draw:line draw:name="Line 21" draw:style-name="gr7" draw:text-style-name="P1" draw:layer="layout" svg:x1="17.991cm" svg:y1="12.611cm" svg:x2="20.743cm" svg:y2="12.611cm">
            <text:p/>
          </draw:line>
          <draw:line draw:name="Line 22" draw:style-name="gr7" draw:text-style-name="P1" draw:layer="layout" svg:x1="17.991cm" svg:y1="11.853cm" svg:x2="17.991cm" svg:y2="12.611cm">
            <text:p/>
          </draw:line>
          <draw:line draw:name="Line 23" draw:style-name="gr9" draw:text-style-name="P1" draw:layer="layout" svg:x1="17.996cm" svg:y1="4.78cm" svg:x2="17.996cm" svg:y2="6.896cm">
            <text:p/>
          </draw:line>
          <draw:line draw:name="Line 24" draw:style-name="gr9" draw:text-style-name="P1" draw:layer="layout" svg:x1="17.568cm" svg:y1="11.765cm" svg:x2="13.4cm" svg:y2="6.2cm">
            <text:p/>
          </draw:line>
          <draw:line draw:name="Line 25" draw:style-name="gr9" draw:text-style-name="P1" draw:layer="layout" svg:x1="8.255cm" svg:y1="11.765cm" svg:x2="12.2cm" svg:y2="6.2cm">
            <text:p/>
          </draw:line>
          <draw:line draw:name="Line 26" draw:style-name="gr9" draw:text-style-name="P1" draw:layer="layout" svg:x1="12.065cm" svg:y1="5.6cm" svg:x2="8cm" svg:y2="6.8cm">
            <text:p/>
          </draw:line>
          <draw:custom-shape draw:name="Oval 27" draw:style-name="gr6" draw:text-style-name="P1" draw:layer="layout" svg:width="1.481cm" svg:height="1.481cm" svg:x="12.065cm" svg:y="4.955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9" draw:text-style-name="P1" draw:layer="layout" svg:x1="13.546cm" svg:y1="5.6cm" svg:x2="17.568cm" svg:y2="6.8cm">
            <text:p/>
          </draw:line>
          <draw:custom-shape draw:name="Text Box 29" draw:style-name="gr10" draw:text-style-name="P14" draw:layer="layout" svg:width="1.134cm" svg:height="1.018cm" svg:x="6.067cm" svg:y="10.918cm">
            <text:p text:style-name="P11"><text:span text:style-name="T9">t</text:span><text:span text:style-name="T10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11" draw:text-style-name="P14" draw:layer="layout" svg:width="1.146cm" svg:height="1.018cm" svg:x="5.927cm" svg:y="6.562cm">
            <text:p text:style-name="P11"><text:span text:style-name="T9">t</text:span><text:span text:style-name="T10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0" draw:text-style-name="P14" draw:layer="layout" svg:width="1.27cm" svg:height="1.018cm" svg:x="8.032cm" svg:y="8.167cm">
            <text:p text:style-name="P11"><text:span text:style-name="T9">S</text:span><text:span text:style-name="T10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0" draw:text-style-name="P14" draw:layer="layout" svg:width="1.062cm" svg:height="1.018cm" svg:x="12.264cm" svg:y="6.597cm">
            <text:p text:style-name="P11"><text:span text:style-name="T9">S</text:span><text:span text:style-name="T10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0" draw:text-style-name="P14" draw:layer="layout" svg:width="1.27cm" svg:height="1.018cm" svg:x="18.404cm" svg:y="8.167cm">
            <text:p text:style-name="P11"><text:span text:style-name="T9">S</text:span><text:span text:style-name="T10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0" draw:text-style-name="P14" draw:layer="layout" svg:width="1.134cm" svg:height="1.018cm" svg:x="18.833cm" svg:y="11.43cm">
            <text:p text:style-name="P11"><text:span text:style-name="T9">t</text:span><text:span text:style-name="T10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0" draw:text-style-name="P14" draw:layer="layout" svg:width="1.134cm" svg:height="1.018cm" svg:x="18.767cm" svg:y="6.35cm">
            <text:p text:style-name="P11"><text:span text:style-name="T9">t</text:span><text:span text:style-name="T10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11" draw:text-style-name="P16" draw:layer="layout" svg:width="3.262cm" svg:height="1.9cm" svg:x="11.007cm" svg:y="10.283cm">
            <text:p text:style-name="P15"><text:span text:style-name="T9">t</text:span><text:span text:style-name="T12">x</text:span><text:span text:style-name="T10">: Transitionen</text:span></text:p>
            <text:p text:style-name="P15"><text:span text:style-name="T10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6" draw:text-style-name="P1" draw:layer="layout" svg:width="1.481cm" svg:height="1.481cm" svg:x="20.108cm" svg:y="8.5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0" draw:text-style-name="P14" draw:layer="layout" svg:width="1.27cm" svg:height="1.018cm" svg:x="21.367cm" svg:y="8.167cm">
            <text:p text:style-name="P11"><text:span text:style-name="T9">S</text:span><text:span text:style-name="T10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9" draw:text-style-name="P1" draw:layer="layout" svg:x1="20.743cm" svg:y1="12.611cm" svg:x2="20.743cm" svg:y2="10.071cm">
            <text:p/>
          </draw:line>
          <draw:custom-shape draw:name="Oval 41" draw:style-name="gr6" draw:text-style-name="P1" draw:layer="layout" svg:width="1.481cm" svg:height="1.481cm" svg:x="4.022cm" svg:y="8.5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0" draw:text-style-name="P14" draw:layer="layout" svg:width="1.27cm" svg:height="1.018cm" svg:x="5.091cm" svg:y="7.955cm">
            <text:p text:style-name="P11"><text:span text:style-name="T9">S</text:span><text:span text:style-name="T10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9" draw:text-style-name="P1" draw:layer="layout" svg:x1="4.872cm" svg:y1="12.823cm" svg:x2="4.872cm" svg:y2="10.071cm">
            <text:p/>
          </draw:line>
          <draw:line draw:name="Line 44" draw:style-name="gr7" draw:text-style-name="P1" draw:layer="layout" svg:x1="7.62cm" svg:y1="4.996cm" svg:x2="4.868cm" svg:y2="4.996cm">
            <text:p/>
          </draw:line>
          <draw:line draw:name="Line 45" draw:style-name="gr7" draw:text-style-name="P1" draw:layer="layout" svg:x1="20.743cm" svg:y1="4.784cm" svg:x2="17.991cm" svg:y2="4.784cm">
            <text:p/>
          </draw:line>
          <draw:custom-shape draw:name="Oval 90" draw:style-name="gr8" draw:text-style-name="P13" draw:layer="layout" svg:width="0.211cm" svg:height="0.211cm" svg:x="12.7cm" svg:y="5.59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92" draw:style-name="gr10" draw:text-style-name="P14" draw:layer="layout" svg:width="4.495cm" svg:height="1.267cm" svg:x="4.075cm" svg:y="3.426cm">
            <text:p text:style-name="P11"><text:span text:style-name="T5">Prozess 1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10" draw:text-style-name="P14" draw:layer="layout" svg:width="4.495cm" svg:height="1.267cm" svg:x="17.075cm" svg:y="3.356cm">
            <text:p text:style-name="P11"><text:span text:style-name="T5">Prozess 2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" presentation:class="page"/>
          <draw:frame presentation:style-name="pr6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2)</text:span></text:p>
          </draw:text-box>
        </draw:frame>
        <draw:frame draw:name="Rectangle 36" presentation:style-name="pr5" draw:text-style-name="P1" draw:layer="layout" svg:width="20.954cm" svg:height="2.751cm" svg:x="2.328cm" svg:y="14.182cm" presentation:class="outline" presentation:user-transformed="true">
          <draw:text-box>
            <text:list text:style-name="L3">
              <text:list-item>
                <text:p text:style-name="P12"><text:span text:style-name="T9">t</text:span><text:span text:style-name="T10">11</text:span><text:span text:style-name="T9"> schaltet hier und Prozess 1 ist im kritischen Abschnitt</text:span></text:p>
              </text:list-item>
            </text:list>
          </draw:text-box>
        </draw:frame>
        <draw:g>
          <draw:custom-shape draw:name="Oval 4" draw:style-name="gr6" draw:text-style-name="P1" draw:layer="layout" svg:width="1.481cm" svg:height="1.481cm" svg:x="6.985cm" svg:y="8.9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6" draw:text-style-name="P1" draw:layer="layout" svg:width="1.481cm" svg:height="1.481cm" svg:x="17.357cm" svg:y="8.9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7" draw:text-style-name="P1" draw:layer="layout" svg:x1="6.773cm" svg:y1="7.284cm" svg:x2="8.466cm" svg:y2="7.284cm">
            <text:p/>
          </draw:line>
          <draw:line draw:name="Line 7" draw:style-name="gr7" draw:text-style-name="P1" draw:layer="layout" svg:x1="6.773cm" svg:y1="12.153cm" svg:x2="8.466cm" svg:y2="12.153cm">
            <text:p/>
          </draw:line>
          <draw:line draw:name="Line 8" draw:style-name="gr7" draw:text-style-name="P1" draw:layer="layout" svg:x1="17.145cm" svg:y1="7.284cm" svg:x2="18.838cm" svg:y2="7.284cm">
            <text:p/>
          </draw:line>
          <draw:line draw:name="Line 9" draw:style-name="gr7" draw:text-style-name="P1" draw:layer="layout" svg:x1="17.145cm" svg:y1="12.153cm" svg:x2="18.838cm" svg:y2="12.153cm">
            <text:p/>
          </draw:line>
          <draw:custom-shape draw:name="Oval 11" draw:style-name="gr8" draw:text-style-name="P13" draw:layer="layout" svg:width="0.211cm" svg:height="0.211cm" svg:x="20.743cm" svg:y="9.52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9" draw:text-style-name="P1" draw:layer="layout" svg:x1="7.62cm" svg:y1="7.284cm" svg:x2="7.62cm" svg:y2="8.978cm">
            <text:p/>
          </draw:line>
          <draw:line draw:name="Line 13" draw:style-name="gr9" draw:text-style-name="P1" draw:layer="layout" svg:x1="17.991cm" svg:y1="7.284cm" svg:x2="17.991cm" svg:y2="8.978cm">
            <text:p/>
          </draw:line>
          <draw:line draw:name="Line 14" draw:style-name="gr9" draw:text-style-name="P1" draw:layer="layout" svg:x1="7.62cm" svg:y1="10.459cm" svg:x2="7.62cm" svg:y2="12.153cm">
            <text:p/>
          </draw:line>
          <draw:line draw:name="Line 15" draw:style-name="gr7" draw:text-style-name="P1" draw:layer="layout" svg:x1="7.62cm" svg:y1="12.153cm" svg:x2="7.62cm" svg:y2="13.123cm">
            <text:p/>
          </draw:line>
          <draw:line draw:name="Line 16" draw:style-name="gr7" draw:text-style-name="P1" draw:layer="layout" svg:x1="4.868cm" svg:y1="13.123cm" svg:x2="7.62cm" svg:y2="13.123cm">
            <text:p/>
          </draw:line>
          <draw:line draw:name="Line 17" draw:style-name="gr7" draw:text-style-name="P1" draw:layer="layout" svg:x1="4.868cm" svg:y1="8.89cm" svg:x2="4.868cm" svg:y2="5.291cm">
            <text:p/>
          </draw:line>
          <draw:line draw:name="Line 18" draw:style-name="gr9" draw:text-style-name="P1" draw:layer="layout" svg:x1="7.62cm" svg:y1="5.291cm" svg:x2="7.62cm" svg:y2="7.196cm">
            <text:p/>
          </draw:line>
          <draw:line draw:name="Line 19" draw:style-name="gr7" draw:text-style-name="P1" draw:layer="layout" svg:x1="20.743cm" svg:y1="8.89cm" svg:x2="20.743cm" svg:y2="5.08cm">
            <text:p/>
          </draw:line>
          <draw:line draw:name="Line 20" draw:style-name="gr9" draw:text-style-name="P1" draw:layer="layout" svg:x1="17.991cm" svg:y1="10.459cm" svg:x2="17.991cm" svg:y2="12.153cm">
            <text:p/>
          </draw:line>
          <draw:line draw:name="Line 21" draw:style-name="gr7" draw:text-style-name="P1" draw:layer="layout" svg:x1="17.991cm" svg:y1="12.911cm" svg:x2="20.743cm" svg:y2="12.911cm">
            <text:p/>
          </draw:line>
          <draw:line draw:name="Line 22" draw:style-name="gr7" draw:text-style-name="P1" draw:layer="layout" svg:x1="17.991cm" svg:y1="12.153cm" svg:x2="17.991cm" svg:y2="12.911cm">
            <text:p/>
          </draw:line>
          <draw:line draw:name="Line 23" draw:style-name="gr9" draw:text-style-name="P1" draw:layer="layout" svg:x1="17.991cm" svg:y1="5.08cm" svg:x2="17.991cm" svg:y2="7.196cm">
            <text:p/>
          </draw:line>
          <draw:custom-shape draw:name="Text Box 29" draw:style-name="gr10" draw:text-style-name="P14" draw:layer="layout" svg:width="1.134cm" svg:height="1.018cm" svg:x="6.067cm" svg:y="11.218cm">
            <text:p text:style-name="P11"><text:span text:style-name="T9">t</text:span><text:span text:style-name="T10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11" draw:text-style-name="P14" draw:layer="layout" svg:width="1.146cm" svg:height="1.018cm" svg:x="5.927cm" svg:y="6.862cm">
            <text:p text:style-name="P11"><text:span text:style-name="T9">t</text:span><text:span text:style-name="T10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0" draw:text-style-name="P14" draw:layer="layout" svg:width="1.27cm" svg:height="1.018cm" svg:x="8.032cm" svg:y="8.467cm">
            <text:p text:style-name="P11"><text:span text:style-name="T9">S</text:span><text:span text:style-name="T10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0" draw:text-style-name="P14" draw:layer="layout" svg:width="1.27cm" svg:height="1.018cm" svg:x="18.404cm" svg:y="8.467cm">
            <text:p text:style-name="P11"><text:span text:style-name="T9">S</text:span><text:span text:style-name="T10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0" draw:text-style-name="P14" draw:layer="layout" svg:width="1.134cm" svg:height="1.018cm" svg:x="18.833cm" svg:y="11.73cm">
            <text:p text:style-name="P11"><text:span text:style-name="T9">t</text:span><text:span text:style-name="T10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0" draw:text-style-name="P14" draw:layer="layout" svg:width="1.134cm" svg:height="1.018cm" svg:x="18.767cm" svg:y="6.65cm">
            <text:p text:style-name="P11"><text:span text:style-name="T9">t</text:span><text:span text:style-name="T10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11" draw:text-style-name="P16" draw:layer="layout" svg:width="3.262cm" svg:height="1.9cm" svg:x="11.007cm" svg:y="10.583cm">
            <text:p text:style-name="P15"><text:span text:style-name="T9">t</text:span><text:span text:style-name="T12">x</text:span><text:span text:style-name="T10">: Transitionen</text:span></text:p>
            <text:p text:style-name="P15"><text:span text:style-name="T10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6" draw:text-style-name="P1" draw:layer="layout" svg:width="1.481cm" svg:height="1.481cm" svg:x="20.108cm" svg:y="8.8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0" draw:text-style-name="P14" draw:layer="layout" svg:width="1.27cm" svg:height="1.018cm" svg:x="21.367cm" svg:y="8.467cm">
            <text:p text:style-name="P11"><text:span text:style-name="T9">S</text:span><text:span text:style-name="T10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9" draw:text-style-name="P1" draw:layer="layout" svg:x1="20.743cm" svg:y1="12.911cm" svg:x2="20.743cm" svg:y2="10.371cm">
            <text:p/>
          </draw:line>
          <draw:custom-shape draw:name="Oval 41" draw:style-name="gr6" draw:text-style-name="P1" draw:layer="layout" svg:width="1.481cm" svg:height="1.481cm" svg:x="4.022cm" svg:y="8.8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0" draw:text-style-name="P14" draw:layer="layout" svg:width="1.27cm" svg:height="1.018cm" svg:x="5.091cm" svg:y="8.255cm">
            <text:p text:style-name="P11"><text:span text:style-name="T9">S</text:span><text:span text:style-name="T10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9" draw:text-style-name="P1" draw:layer="layout" svg:x1="4.868cm" svg:y1="13.123cm" svg:x2="4.868cm" svg:y2="10.371cm">
            <text:p/>
          </draw:line>
          <draw:line draw:name="Line 44" draw:style-name="gr7" draw:text-style-name="P1" draw:layer="layout" svg:x1="7.62cm" svg:y1="5.291cm" svg:x2="4.868cm" svg:y2="5.291cm">
            <text:p/>
          </draw:line>
          <draw:line draw:name="Line 45" draw:style-name="gr7" draw:text-style-name="P1" draw:layer="layout" svg:x1="20.743cm" svg:y1="5.08cm" svg:x2="17.991cm" svg:y2="5.08cm">
            <text:p/>
          </draw:line>
          <draw:custom-shape draw:name="Oval 90" draw:style-name="gr8" draw:text-style-name="P13" draw:layer="layout" svg:width="0.211cm" svg:height="0.211cm" svg:x="7.499cm" svg:y="9.713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92" draw:style-name="gr10" draw:text-style-name="P14" draw:layer="layout" svg:width="4.495cm" svg:height="1.267cm" svg:x="4.075cm" svg:y="3.726cm">
            <text:p text:style-name="P11"><text:span text:style-name="T5">Prozess 1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10" draw:text-style-name="P14" draw:layer="layout" svg:width="4.495cm" svg:height="1.267cm" svg:x="17.075cm" svg:y="3.656cm">
            <text:p text:style-name="P11"><text:span text:style-name="T5">Prozess 2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4" draw:style-name="gr9" draw:text-style-name="P1" draw:layer="layout" svg:x1="17.583cm" svg:y1="11.958cm" svg:x2="13.415cm" svg:y2="6.393cm">
            <text:p/>
          </draw:line>
          <draw:line draw:name="Line 25" draw:style-name="gr9" draw:text-style-name="P1" draw:layer="layout" svg:x1="8.27cm" svg:y1="11.958cm" svg:x2="12.215cm" svg:y2="6.393cm">
            <text:p/>
          </draw:line>
          <draw:line draw:name="Line 26" draw:style-name="gr9" draw:text-style-name="P1" draw:layer="layout" svg:x1="12.08cm" svg:y1="5.793cm" svg:x2="8.015cm" svg:y2="6.993cm">
            <text:p/>
          </draw:line>
          <draw:custom-shape draw:name="Oval 27" draw:style-name="gr6" draw:text-style-name="P1" draw:layer="layout" svg:width="1.481cm" svg:height="1.481cm" svg:x="12.08cm" svg:y="5.14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9" draw:text-style-name="P1" draw:layer="layout" svg:x1="13.561cm" svg:y1="5.793cm" svg:x2="17.583cm" svg:y2="6.993cm">
            <text:p/>
          </draw:line>
          <draw:custom-shape draw:name="Text Box 32" draw:style-name="gr10" draw:text-style-name="P14" draw:layer="layout" svg:width="1.062cm" svg:height="1.018cm" svg:x="12.279cm" svg:y="6.79cm">
            <text:p text:style-name="P11"><text:span text:style-name="T9">S</text:span><text:span text:style-name="T10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3" presentation:class="page"/>
          <draw:frame presentation:style-name="pr6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Arial5" svg:font-family="Arial"/>
    <style:font-face style:name="Wingdings" svg:font-family="Wingdings"/>
    <style:font-face style:name="Arial1" svg:font-family="Arial" style:font-family-generic="modern"/>
    <style:font-face style:name="Courier" svg:font-family="Courier" style:font-family-generic="modern"/>
    <style:font-face style:name="Arial3" svg:font-family="Arial" style:font-family-generic="swiss"/>
    <style:font-face style:name="Tahoma" svg:font-family="Tahoma" style:font-family-generic="swiss"/>
    <style:font-face style:name="Courier2" svg:font-family="Courier" style:font-family-generic="modern" style:font-pitch="fixed"/>
    <style:font-face style:name="MS PGothic2" svg:font-family="'MS PGothic'" style:font-family-generic="modern" style:font-pitch="fixed"/>
    <style:font-face style:name="DejaVu Sans2" svg:font-family="'DejaVu Sans'" style:font-family-generic="system" style:font-pitch="fixed"/>
    <style:font-face style:name="MS PGothic3" svg:font-family="'MS PGothic'" style:font-family-generic="system" style:font-pitch="fixed"/>
    <style:font-face style:name="+mn-cs1" svg:font-family="+mn-cs" style:font-pitch="variable"/>
    <style:font-face style:name="Arial2" svg:font-family="Arial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Tahoma3" svg:font-family="Tahoma" style:font-pitch="variable"/>
    <style:font-face style:name="Wingdings1" svg:font-family="Wingdings" style:font-pitch="variable"/>
    <style:font-face style:name="Courier1" svg:font-family="Courier" style:font-family-generic="modern" style:font-pitch="variable"/>
    <style:font-face style:name="DejaVu Sans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Liberation Sans2" svg:font-family="'Liberation Sans'" style:font-family-generic="modern" style:font-pitch="variable"/>
    <style:font-face style:name="MS PGothic" svg:font-family="'MS PGothic'" style:font-family-generic="modern" style:font-pitch="variable"/>
    <style:font-face style:name="Unifont1" svg:font-family="Unifont" style:font-family-generic="modern" style:font-pitch="variable"/>
    <style:font-face style:name="Arial4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1" svg:font-family="'MS PGothic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5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5" fo:font-family="Arial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5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5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5" fo:font-family="Arial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5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5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5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Sychronisation, Seite </text:span><text:span text:style-name="MT8"><text:page-number>1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Wrtschaftsinformatik</dc:title>
    <dc:subject>Synchronisation und Koordination</dc:subject>
    <meta:initial-creator>P.Mandl</meta:initial-creator>
    <meta:editing-cycles>1380</meta:editing-cycles>
    <meta:print-date>1999-04-08T16:15:23</meta:print-date>
    <meta:creation-date>1997-06-07T14:48:20</meta:creation-date>
    <dc:date>2022-05-03T16:18:26.291582717</dc:date>
    <meta:editing-duration>P1DT4H53M53S</meta:editing-duration>
    <meta:generator>LibreOffice/7.0.4.2$Linux_X86_64 LibreOffice_project/00$Build-2</meta:generator>
    <meta:document-statistic meta:object-count="1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